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90000012114EB4B77.png" manifest:media-type="image/png"/>
  <manifest:file-entry manifest:full-path="Pictures/10001EB70000819B00003A65E3238843.svg" manifest:media-type="image/svg+xml"/>
  <manifest:file-entry manifest:full-path="Pictures/100000010000041D000001DBCDFA9EDD.png" manifest:media-type="image/png"/>
  <manifest:file-entry manifest:full-path="Pictures/10000000000008A80000067E94903FC7.jpg" manifest:media-type="image/jpeg"/>
  <manifest:file-entry manifest:full-path="Pictures/10000001000001090000006F777D4427.png" manifest:media-type="image/png"/>
  <manifest:file-entry manifest:full-path="Pictures/100048B800001B6E00000B78D6AD0773.wmf" manifest:media-type="image/x-wmf"/>
  <manifest:file-entry manifest:full-path="Pictures/10000000000000080000000827EECF9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" style:font-pitch="fixed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adornments="Regular" style:font-family-generic="swiss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color="#000000" draw:fill-color="#f0e6ff" draw:opacity="100%" draw:textarea-horizontal-align="right" draw:textarea-vertical-align="top" draw:auto-grow-height="false" fo:min-height="4.284cm" fo:min-width="3.828cm" draw:shadow-opacity="50%" style:writing-mode="lr-tb" loext:decorative="false"/>
      <style:paragraph-properties style:writing-mode="lr-tb"/>
    </style:style>
    <style:style style:name="gr4" style:family="graphic" style:parent-style-name="standard">
      <style:graphic-properties draw:stroke="solid" svg:stroke-color="#000000" draw:fill-color="#f0e6ff" draw:textarea-horizontal-align="justify" draw:textarea-vertical-align="middle" draw:auto-grow-height="false" fo:min-height="0.608cm" fo:min-width="1.45cm" style:writing-mode="lr-tb" loext:decorative="false"/>
      <style:paragraph-properties style:writing-mode="lr-tb"/>
    </style:style>
    <style:style style:name="gr5" style:family="graphic" style:parent-style-name="standard">
      <style:graphic-properties draw:stroke="solid" svg:stroke-color="#000000" draw:fill-color="#f0e6ff" draw:textarea-horizontal-align="justify" draw:textarea-vertical-align="middle" draw:auto-grow-height="false" fo:min-height="0.608cm" fo:min-width="1.443cm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608cm" fo:min-width="1.444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1.532cm" loext:decorative="false"/>
    </style:style>
    <style:style style:name="gr8" style:family="graphic" style:parent-style-name="standard">
      <style:graphic-properties svg:stroke-color="#000000" draw:fill-color="#ffffcc" draw:textarea-horizontal-align="justify" draw:textarea-vertical-align="middle" draw:auto-grow-height="false" fo:min-height="0.824cm" fo:min-width="1.824cm" fo:wrap-option="no-wrap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000000" draw:fill-color="#ffffcc" draw:textarea-horizontal-align="justify" draw:textarea-vertical-align="middle" draw:auto-grow-height="false" fo:min-height="0.934cm" fo:min-width="2.146cm" fo:wrap-option="no-wrap" style:writing-mode="lr-tb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1" style:family="graphic" style:parent-style-name="standard">
      <style:graphic-properties svg:stroke-color="#000000" draw:fill-color="#f0e6ff" draw:opacity="100%" draw:textarea-horizontal-align="right" draw:textarea-vertical-align="top" draw:auto-grow-height="false" fo:min-height="6.774cm" fo:min-width="6.74cm" draw:shadow-opacity="50%" loext:decorative="false"/>
    </style:style>
    <style:style style:name="gr12" style:family="graphic" style:parent-style-name="standard">
      <style:graphic-properties svg:stroke-color="#000000" draw:fill-color="#f0e6ff" draw:opacity="100%" draw:textarea-horizontal-align="right" draw:textarea-vertical-align="top" draw:auto-grow-height="false" fo:min-height="6.778cm" fo:min-width="10.206cm" draw:shadow-opacity="50%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000000" draw:fill-color="#cccccc" draw:opacity="100%" draw:fill-image-width="0cm" draw:fill-image-height="0cm" draw:textarea-horizontal-align="center" draw:textarea-vertical-align="bottom" draw:auto-grow-height="false" fo:min-height="4.428cm" fo:min-width="2.046cm" draw:shadow-opacity="50%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000000" draw:fill-color="#cccccc" draw:opacity="100%" draw:fill-image-width="0cm" draw:fill-image-height="0cm" draw:textarea-horizontal-align="center" draw:textarea-vertical-align="bottom" draw:auto-grow-height="false" fo:min-height="4.382cm" fo:min-width="2.044cm" draw:shadow-opacity="50%" style:writing-mode="lr-tb" loext:decorative="false"/>
      <style:paragraph-properties style:writing-mode="lr-tb"/>
    </style:style>
    <style:style style:name="gr15" style:family="graphic" style:parent-style-name="standard">
      <style:graphic-properties svg:stroke-color="#000000" draw:fill-color="#f0e6ff" draw:opacity="100%" draw:textarea-horizontal-align="right" draw:textarea-vertical-align="top" draw:auto-grow-height="false" fo:min-height="6.774cm" fo:min-width="6.74cm" draw:shadow-opacity="50%" style:writing-mode="lr-tb" loext:decorative="false"/>
      <style:paragraph-properties style:writing-mode="lr-tb"/>
    </style:style>
    <style:style style:name="gr16" style:family="graphic" style:parent-style-name="standard">
      <style:graphic-properties svg:stroke-color="#000000" draw:fill-color="#cccccc" draw:opacity="100%" draw:fill-image-width="0cm" draw:fill-image-height="0cm" draw:textarea-horizontal-align="center" draw:textarea-vertical-align="bottom" draw:auto-grow-height="false" fo:min-height="4.379cm" fo:min-width="2.046cm" draw:shadow-opacity="50%" style:writing-mode="lr-tb" loext:decorative="false"/>
      <style:paragraph-properties style:writing-mode="lr-tb"/>
    </style:style>
    <style:style style:name="gr17" style:family="graphic" style:parent-style-name="standard">
      <style:graphic-properties svg:stroke-color="#000000" draw:fill-color="#f0e6ff" draw:textarea-horizontal-align="justify" draw:textarea-vertical-align="middle" draw:auto-grow-height="false" fo:min-height="0.608cm" fo:min-width="1.45cm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000000" draw:fill-color="#f0e6ff" draw:textarea-horizontal-align="justify" draw:textarea-vertical-align="middle" draw:auto-grow-height="false" fo:min-height="0.608cm" fo:min-width="1.443cm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608cm" fo:min-width="1.444cm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000000" draw:fill-color="#ffffcc" draw:textarea-horizontal-align="justify" draw:textarea-vertical-align="middle" draw:auto-grow-height="false" fo:min-height="1.218cm" fo:min-width="2.284cm" fo:wrap-option="no-wrap" style:writing-mode="lr-tb" loext:decorative="false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left" draw:textarea-vertical-align="top" fo:padding-left="5cm" fo:padding-right="0cm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2" style:family="graphic" style:parent-style-name="standard">
      <style:graphic-properties svg:stroke-color="#000000" draw:marker-end="Arrow_20_concave" draw:marker-end-width="0.3cm" draw:textarea-vertical-align="middle" loext:decorative="false"/>
    </style:style>
    <style:style style:name="gr23" style:family="graphic" style:parent-style-name="standard">
      <style:graphic-properties svg:stroke-color="#000000" draw:fill-color="#ffffcc" draw:textarea-horizontal-align="justify" draw:textarea-vertical-align="middle" draw:auto-grow-height="false" fo:min-height="0.824cm" fo:min-width="1.586cm" fo:wrap-option="no-wrap" style:writing-mode="lr-tb" loext:decorative="false"/>
      <style:paragraph-properties style:writing-mode="lr-tb"/>
    </style:style>
    <style:style style:name="gr24" style:family="graphic" style:parent-style-name="standard">
      <style:graphic-properties svg:stroke-color="#000000" draw:fill-color="#ffffcc" draw:textarea-horizontal-align="justify" draw:textarea-vertical-align="middle" draw:auto-grow-height="false" fo:min-height="0.824cm" fo:min-width="1.466cm" fo:wrap-option="no-wrap" style:writing-mode="lr-tb" loext:decorative="false"/>
      <style:paragraph-properties style:writing-mode="lr-tb"/>
    </style:style>
    <style:style style:name="pr1" style:family="presentation" style:parent-style-name="master1_5f_-title" style:list-style-name="L1">
      <style:graphic-properties fo:min-height="3.477cm" loext:decorative="false"/>
      <style:paragraph-properties style:writing-mode="lr-tb"/>
    </style:style>
    <style:style style:name="pr2" style:family="presentation" style:parent-style-name="master1_5f_-notes">
      <style:graphic-properties draw:fill-color="#ffffff" fo:min-height="14.431cm" loext:decorative="false"/>
      <style:paragraph-properties style:writing-mode="lr-tb"/>
    </style:style>
    <style:style style:name="pr3" style:family="presentation" style:parent-style-name="master-title">
      <style:graphic-properties draw:auto-grow-height="true" fo:min-height="1.741cm" loext:decorative="false"/>
      <style:paragraph-properties style:writing-mode="lr-tb"/>
    </style:style>
    <style:style style:name="pr4" style:family="presentation" style:parent-style-name="master-outline1">
      <style:graphic-properties fo:min-height="1.857cm" loext:decorative="false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master-title">
      <style:graphic-properties fo:min-height="1.741cm" loext:decorative="false"/>
      <style:paragraph-properties style:writing-mode="lr-tb"/>
    </style:style>
    <style:style style:name="pr7" style:family="presentation" style:parent-style-name="master-outline1">
      <style:graphic-properties fo:min-height="14.15cm" loext:decorative="false"/>
      <style:paragraph-properties style:writing-mode="lr-tb"/>
    </style:style>
    <style:style style:name="pr8" style:family="presentation" style:parent-style-name="master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master-notes">
      <style:graphic-properties draw:fill-color="#ffffff" fo:min-height="14.366cm" loext:decorative="false"/>
      <style:paragraph-properties style:writing-mode="lr-tb"/>
    </style:style>
    <style:style style:name="pr10" style:family="presentation" style:parent-style-name="master-notes">
      <style:graphic-properties draw:fill-color="#ffffff" fo:min-height="15.593cm" loext:decorative="false"/>
      <style:paragraph-properties style:writing-mode="lr-tb"/>
    </style:style>
    <style:style style:name="pr11" style:family="presentation" style:parent-style-name="master-notes">
      <style:graphic-properties draw:fill-color="#ffffff" fo:min-height="13.766cm" loext:decorative="false"/>
      <style:paragraph-properties style:writing-mode="lr-tb"/>
    </style:style>
    <style:style style:name="pr12" style:family="presentation" style:parent-style-name="master-outline1" style:list-style-name="L4">
      <style:graphic-properties fo:min-height="14.15cm" loext:decorative="false"/>
      <style:paragraph-properties style:writing-mode="lr-tb"/>
    </style:style>
    <style:style style:name="pr13" style:family="presentation" style:parent-style-name="master-outline1" style:list-style-name="L4">
      <style:graphic-properties fo:min-height="14.15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loext:opacity="100%" style:font-name="Liberation Sans3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c5000b" loext:opacity="100%" fo:font-size="20pt"/>
    </style:style>
    <style:style style:name="P8" style:family="paragraph">
      <style:paragraph-properties fo:margin-top="0cm" fo:margin-bottom="0.4cm"/>
    </style:style>
    <style:style style:name="P9" style:family="paragraph">
      <style:text-properties fo:color="#000000" loext:opacity="100%" fo:font-size="28pt" style:font-size-asian="28pt" style:font-size-complex="2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cm" fo:margin-bottom="1cm"/>
    </style:style>
    <style:style style:name="P12" style:family="paragraph">
      <style:paragraph-properties fo:text-align="center" style:writing-mode="lr-tb"/>
      <style:text-properties fo:font-size="18pt" style:font-size-asian="18pt" style:font-size-complex="18pt"/>
    </style:style>
    <style:style style:name="P13" style:family="paragraph">
      <loext:graphic-properties draw:fill-color="#f0e6ff" draw:opacity="100%"/>
      <style:paragraph-properties fo:text-align="center" style:writing-mode="lr-tb"/>
      <style:text-properties fo:font-size="18pt" style:font-size-asian="18pt" style:font-size-complex="18pt"/>
    </style:style>
    <style:style style:name="P14" style:family="paragraph"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f0e6ff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style:paragraph-properties fo:text-align="center" style:writing-mode="lr-tb"/>
      <style:text-properties fo:font-size="12pt" style:font-size-asian="12pt" style:font-size-complex="12pt"/>
    </style:style>
    <style:style style:name="P17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style:paragraph-properties fo:text-align="center" style:writing-mode="lr-tb"/>
      <style:text-properties fo:font-size="18pt" fo:font-style="normal" style:font-size-asian="18pt" style:font-style-asian="normal" style:font-size-complex="18pt" style:font-style-complex="normal"/>
    </style:style>
    <style:style style:name="P20" style:family="paragraph">
      <loext:graphic-properties draw:fill-color="#f0e6ff" draw:opacity="100%"/>
      <style:paragraph-properties fo:text-align="center" style:writing-mode="lr-tb"/>
      <style:text-properties fo:font-size="18pt" fo:font-style="normal" style:font-size-asian="18pt" style:font-style-asian="normal" style:font-size-complex="18pt" style:font-style-complex="normal"/>
    </style:style>
    <style:style style:name="P21" style:family="paragraph">
      <loext:graphic-properties draw:fill-color="#ffffcc"/>
      <style:paragraph-properties fo:text-align="center" style:writing-mode="lr-tb"/>
      <style:text-properties fo:font-size="12pt" style:font-size-asian="12pt" style:font-size-complex="12pt"/>
    </style:style>
    <style:style style:name="P22" style:family="paragraph">
      <style:paragraph-properties fo:margin-left="0cm" fo:margin-right="0cm" fo:margin-top="0cm" fo:margin-bottom="0.2cm" fo:text-indent="-0.6cm"/>
    </style:style>
    <style:style style:name="P23" style:family="paragraph">
      <loext:graphic-properties draw:fill-color="#ffffff"/>
      <style:text-properties fo:font-size="14pt" style:font-size-asian="14pt" style:font-size-complex="14pt"/>
    </style:style>
    <style:style style:name="P24" style:family="paragraph">
      <loext:graphic-properties draw:fill="none"/>
      <style:paragraph-properties fo:text-align="start"/>
      <style:text-properties style:font-name="Liberation Mono2" fo:font-size="18pt"/>
    </style:style>
    <style:style style:name="P25" style:family="paragraph">
      <style:paragraph-properties fo:margin-top="0cm" fo:margin-bottom="0.5cm"/>
    </style:style>
    <style:style style:name="P26" style:family="paragraph">
      <style:paragraph-properties fo:margin-top="0cm" fo:margin-bottom="0.2cm"/>
    </style:style>
    <style:style style:name="P27" style:family="paragraph">
      <style:paragraph-properties fo:margin-top="0cm" fo:margin-bottom="0.1cm"/>
    </style:style>
    <style:style style:name="P28" style:family="paragraph">
      <loext:graphic-properties draw:fill-color="#ffffff"/>
      <style:paragraph-properties fo:margin-left="0cm" fo:margin-right="0cm" fo:margin-top="0cm" fo:margin-bottom="0.2cm" fo:text-indent="-0.6cm"/>
      <style:text-properties fo:font-size="14pt" style:font-size-asian="14pt" style:font-size-complex="14pt"/>
    </style:style>
    <style:style style:name="P29" style:family="paragraph">
      <loext:graphic-properties draw:fill-color="#f0e6ff" draw:opacity="100%"/>
      <style:paragraph-properties fo:text-align="center"/>
      <style:text-properties fo:font-size="18pt" style:font-size-asian="18pt" style:font-size-complex="18pt"/>
    </style:style>
    <style:style style:name="P30" style:family="paragraph">
      <style:paragraph-properties fo:text-align="center" style:writing-mode="lr-tb"/>
      <style:text-properties fo:font-size="14pt" style:font-size-asian="14pt" style:font-size-complex="14pt"/>
    </style:style>
    <style:style style:name="P31" style:family="paragraph">
      <loext:graphic-properties draw:fill-color="#cccccc" draw:opacity="100%" draw:fill-image-width="0cm" draw:fill-image-height="0cm"/>
      <style:paragraph-properties fo:text-align="center" style:writing-mode="lr-tb"/>
      <style:text-properties fo:font-size="14pt" style:font-size-asian="14pt" style:font-size-complex="14pt"/>
    </style:style>
    <style:style style:name="P32" style:family="paragraph">
      <style:paragraph-properties fo:text-align="start" style:writing-mode="lr-tb"/>
      <style:text-properties fo:font-size="14pt" style:font-size-asian="14pt" style:font-size-complex="14pt"/>
    </style:style>
    <style:style style:name="P33" style:family="paragraph">
      <loext:graphic-properties draw:fill-color="#cccccc" draw:opacity="100%" draw:fill-image-width="0cm" draw:fill-image-height="0cm"/>
      <style:paragraph-properties fo:text-align="start" style:writing-mode="lr-tb"/>
      <style:text-properties fo:font-size="14pt" style:font-size-asian="14pt" style:font-size-complex="14pt"/>
    </style:style>
    <style:style style:name="P34" style:family="paragraph">
      <style:paragraph-properties fo:text-align="center"/>
    </style:style>
    <style:style style:name="P35" style:family="paragraph">
      <style:paragraph-properties fo:margin-top="0cm" fo:margin-bottom="0.2cm" loext:tab-stop-distance="0cm">
        <style:tab-stops>
          <style:tab-stop style:position="7.989cm"/>
        </style:tab-stops>
      </style:paragraph-properties>
    </style:style>
    <style:style style:name="P36" style:family="paragraph">
      <style:paragraph-properties fo:margin-top="0cm" fo:margin-bottom="0.5cm" loext:tab-stop-distance="0cm">
        <style:tab-stops>
          <style:tab-stop style:position="7.989cm"/>
        </style:tab-stops>
      </style:paragraph-properties>
    </style:style>
    <style:style style:name="P37" style:family="paragraph">
      <style:paragraph-properties fo:margin-top="0cm" fo:margin-bottom="0.4cm" loext:tab-stop-distance="0cm">
        <style:tab-stops>
          <style:tab-stop style:position="7.989cm"/>
        </style:tab-stops>
      </style:paragraph-properties>
    </style:style>
    <style:style style:name="P38" style:family="paragraph">
      <style:paragraph-properties fo:margin-top="0cm" fo:margin-bottom="0.3cm" loext:tab-stop-distance="0cm">
        <style:tab-stops>
          <style:tab-stop style:position="13.395cm"/>
        </style:tab-stops>
      </style:paragraph-properties>
    </style:style>
    <style:style style:name="P39" style:family="paragraph">
      <style:paragraph-properties fo:margin-top="0cm" fo:margin-bottom="0.3cm" loext:tab-stop-distance="0cm">
        <style:tab-stops>
          <style:tab-stop style:position="7.989cm"/>
        </style:tab-stops>
      </style:paragraph-properties>
    </style:style>
    <style:style style:name="P40" style:family="paragraph">
      <style:paragraph-properties fo:margin-top="0cm" fo:margin-bottom="0.7cm" loext:tab-stop-distance="0cm">
        <style:tab-stops>
          <style:tab-stop style:position="7.989cm"/>
        </style:tab-stops>
      </style:paragraph-properties>
    </style:style>
    <style:style style:name="P41" style:family="paragraph">
      <loext:graphic-properties draw:fill-color="#ffffff"/>
    </style:style>
    <style:style style:name="P42" style:family="paragraph">
      <style:paragraph-properties fo:margin-top="0cm" fo:margin-bottom="0.3cm"/>
    </style:style>
    <style:style style:name="P43" style:family="paragraph">
      <style:paragraph-properties fo:margin-top="0cm" fo:margin-bottom="0.3cm"/>
      <style:text-properties fo:hyphenate="false" loext:hyphenation-no-caps="false"/>
    </style:style>
    <style:style style:name="P44" style:family="paragraph">
      <style:paragraph-properties fo:margin-top="0cm" fo:margin-bottom="0.2cm"/>
      <style:text-properties fo:color="#000000" loext:opacity="100%" fo:font-size="26pt" style:font-size-asian="26pt" style:font-size-complex="26pt"/>
    </style:style>
    <style:style style:name="P45" style:family="paragraph">
      <loext:graphic-properties draw:fill-color="#ffffff"/>
      <style:paragraph-properties fo:margin-left="0cm" fo:margin-right="0cm" fo:margin-top="0cm" fo:margin-bottom="0.2cm" fo:text-indent="0cm"/>
      <style:text-properties fo:color="#000000" loext:opacity="100%" style:font-name="Liberation Serif" fo:font-size="14pt" style:font-size-asian="14pt" style:font-size-complex="14pt"/>
    </style:style>
    <style:style style:name="P46" style:family="paragraph">
      <style:paragraph-properties fo:margin-top="0cm" fo:margin-bottom="0.2cm"/>
      <style:text-properties fo:color="#000000" loext:opacity="100%" fo:font-size="26pt" style:font-size-asian="26pt" style:font-size-complex="26pt" fo:hyphenate="false" loext:hyphenation-no-caps="false"/>
    </style:style>
    <style:style style:name="P47" style:family="paragraph">
      <style:paragraph-properties fo:margin-left="0cm" fo:margin-right="0cm" fo:margin-top="0cm" fo:margin-bottom="0.203cm" fo:text-indent="0cm" style:writing-mode="lr-tb"/>
    </style:style>
    <style:style style:name="P48" style:family="paragraph">
      <loext:graphic-properties draw:fill-color="#ffffff"/>
      <style:paragraph-properties fo:margin-left="0cm" fo:margin-right="0cm" fo:margin-top="0cm" fo:margin-bottom="0.2cm" fo:text-indent="0cm"/>
      <style:text-properties style:use-window-font-color="true" loext:opacity="0%" style:font-name="Liberation Serif" fo:font-size="14pt" style:font-size-asian="14pt" style:font-size-complex="14pt"/>
    </style:style>
    <style:style style:name="T1" style:family="text">
      <style:text-properties fo:color="#ffffff" loext:opacity="100%" style:font-name="Liberation Sans3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3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1" fo:font-size="14pt" fo:language="ru" fo:country="RU" style:font-name-asian="Liberation Sans1" style:font-size-asian="14pt" style:font-name-complex="Liberation Sans1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" fo:font-size="14pt" fo:language="ru" fo:country="RU" style:font-name-asian="Liberation Sans" style:font-size-asian="14pt" style:font-name-complex="Liberation Sans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color="#000000" loext:opacity="100%" fo:font-size="28pt" fo:language="ru" fo:country="RU" style:font-size-asian="28pt" style:font-size-complex="28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2pt" fo:language="ru" fo:country="RU" style:font-size-asian="12pt" style:font-size-complex="12pt"/>
    </style:style>
    <style:style style:name="T15" style:family="text">
      <style:text-properties fo:font-size="18pt" fo:language="ru" fo:country="RU" fo:font-style="normal" style:font-size-asian="18pt" style:font-style-asian="normal" style:font-size-complex="18pt" style:font-style-complex="normal"/>
    </style:style>
    <style:style style:name="T16" style:family="text">
      <style:text-properties fo:font-size="18pt" fo:font-style="normal" style:font-size-asian="18pt" style:font-style-asian="normal" style:font-size-complex="18pt" style:font-style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loext:opacity="100%" fo:font-size="14pt" style:text-underline-style="solid" style:text-underline-width="auto" style:text-underline-color="font-color" style:font-size-asian="14pt" style:font-size-complex="14pt"/>
    </style:style>
    <style:style style:name="T20" style:family="text">
      <style:text-properties style:font-name="Liberation Mono2" fo:font-size="18pt"/>
    </style:style>
    <style:style style:name="T21" style:family="text">
      <style:text-properties fo:language="be" fo:country="BY"/>
    </style:style>
    <style:style style:name="T22" style:family="text">
      <style:text-properties fo:font-size="22pt" fo:language="ru" fo:country="RU" style:font-size-asian="22pt" style:font-size-complex="22pt"/>
    </style:style>
    <style:style style:name="T23" style:family="text">
      <style:text-properties style:font-name="Liberation Serif" fo:font-size="28pt" fo:language="ru" fo:country="RU" style:font-size-asian="28pt" style:font-size-complex="28pt"/>
    </style:style>
    <style:style style:name="T24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style:font-name="Liberation Serif" fo:font-size="22pt" fo:language="ru" fo:country="RU" style:font-size-asian="22pt" style:font-size-complex="22pt"/>
    </style:style>
    <style:style style:name="T27" style:family="text">
      <style:text-properties style:font-name="Liberation Mono" fo:font-size="18pt" fo:language="ru" fo:country="RU" fo:font-style="italic" style:font-size-asian="18pt" style:font-style-asian="italic" style:font-size-complex="18pt" style:font-style-complex="italic"/>
    </style:style>
    <style:style style:name="T28" style:family="text">
      <style:text-properties style:font-name="Liberation Serif" fo:font-size="22pt" fo:language="ru" fo:country="RU" fo:font-style="italic" style:font-size-asian="22pt" style:font-style-asian="italic" style:font-size-complex="22pt" style:font-style-complex="italic"/>
    </style:style>
    <style:style style:name="T29" style:family="text">
      <style:text-properties style:font-name="Liberation Serif" fo:font-size="22pt" fo:language="ru" fo:country="RU" fo:font-style="normal" style:font-size-asian="22pt" style:font-style-asian="normal" style:font-size-complex="22pt" style:font-style-complex="normal"/>
    </style:style>
    <style:style style:name="T30" style:family="text">
      <style:text-properties fo:language="ru" fo:country="RU" fo:font-style="italic" style:font-style-asian="italic" style:font-style-complex="italic"/>
    </style:style>
    <style:style style:name="T31" style:family="text">
      <style:text-properties fo:color="#000000" loext:opacity="100%" fo:language="ru" fo:country="RU" style:text-underline-style="solid" style:text-underline-width="auto" style:text-underline-color="font-color"/>
    </style:style>
    <style:style style:name="T32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33" style:family="text">
      <style:text-properties fo:font-size="14pt" fo:language="ru" fo:country="RU" fo:font-style="normal" style:font-size-asian="14pt" style:font-style-asian="normal" style:font-size-complex="14pt" style:font-style-complex="normal"/>
    </style:style>
    <style:style style:name="T34" style:family="text">
      <style:text-properties fo:font-variant="normal" fo:text-transform="none" style:text-outline="false" style:text-line-through-style="none" style:text-line-through-type="none" style:font-name="Liberation Serif" fo:font-size="28pt" fo:language="ru" fo:country="RU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text-outline="false" style:text-line-through-style="none" style:text-line-through-type="none" style:font-name="Liberation Serif" fo:font-size="22pt" fo:language="ru" fo:country="RU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loext:opacity="100%" fo:font-size="26pt" fo:language="ru" fo:country="RU" style:font-size-asian="26pt" style:font-size-complex="26pt"/>
    </style:style>
    <style:style style:name="T37" style:family="text">
      <style:text-properties fo:color="#000000" loext:opacity="100%" fo:font-size="6pt" fo:language="ru" fo:country="RU" style:font-size-asian="6pt" style:font-size-complex="6pt"/>
    </style:style>
    <style:style style:name="T38" style:family="text">
      <style:text-properties fo:color="#000000" loext:opacity="100%" fo:font-size="26pt" fo:language="ru" fo:country="RU" fo:font-style="italic" style:font-size-asian="26pt" style:font-style-asian="italic" style:font-size-complex="26pt" style:font-style-complex="italic"/>
    </style:style>
    <style:style style:name="T39" style:family="text">
      <style:text-properties fo:color="#000000" loext:opacity="100%" fo:font-size="26pt" fo:language="ru" fo:country="RU" fo:font-style="normal" style:font-size-asian="26pt" style:font-style-asian="normal" style:font-size-complex="26pt" style:font-style-complex="normal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4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use-window-font-color="true" loext:opacity="0%" fo:language="ru" fo:country="RU"/>
    </style:style>
    <style:style style:name="T42" style:family="text">
      <style:text-properties style:use-window-font-color="true" loext:opacity="0%"/>
    </style:style>
    <style:style style:name="T43" style:family="text">
      <style:text-properties style:use-window-font-color="true" loext:opacity="0%" style:text-underline-style="solid" style:text-underline-width="auto" style:text-underline-color="font-color"/>
    </style:style>
    <style:style style:name="T44" style:family="text">
      <style:text-properties style:use-window-font-color="true" loext:opacity="0%" fo:language="ru" fo:country="RU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Организация данных</text:span><text:span text:style-name="T2"><text:line-break/></text:span><text:span text:style-name="T2">Базы данных и схемы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Алексей Береснев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Базы данных и шаблоны</text:span></text:p>
              </text:list-item>
              <text:list-item>
                <text:p text:style-name="P8"><text:span text:style-name="T11">Схемы и путь поиска</text:span></text:p>
              </text:list-item>
              <text:list-item>
                <text:p text:style-name="P8"><text:span text:style-name="T11">Специальные схемы, временные объекты</text:span></text:p>
              </text:list-item>
              <text:list-item>
                <text:p text:style-name="P8"><text:span text:style-name="T11">Управление базами, схемами и объектами в них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6" draw:layer="layout" svg:width="19.8cm" svg:height="1.741cm" svg:x="1.2cm" svg:y="0.737cm" presentation:class="title" presentation:user-transformed="true">
          <draw:text-box>
            <text:p><text:span text:style-name="T10">Кластер баз</text:span> <text:span text:style-name="T10">данных</text:span></text:p>
          </draw:text-box>
        </draw:frame>
        <draw:frame presentation:style-name="pr7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10">Инициализация кластера создает три базы данных</text:span></text:p>
              </text:list-item>
              <text:list-item>
                <text:p text:style-name="P11"><text:span text:style-name="T10">Новая база всегда клонируется из существующей</text:span></text:p>
              </text:list-item>
            </text:list>
          </draw:text-box>
        </draw:frame>
        <draw:custom-shape draw:style-name="gr3" draw:text-style-name="P13" draw:layer="layout" svg:width="4.328cm" svg:height="4.534cm" svg:x="5.566cm" svg:y="9.112cm">
          <text:p text:style-name="P12"><text:span text:style-name="T12">postg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1.95cm" svg:height="0.858cm" svg:x="6.916cm" svg:y="11.221cm">
          <text:p text:style-name="P14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5" draw:layer="layout" svg:width="1.943cm" svg:height="0.858cm" svg:x="6.816cm" svg:y="11.121cm">
          <text:p text:style-name="P14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7" draw:layer="layout" svg:width="1.944cm" svg:height="0.858cm" svg:x="6.716cm" svg:y="11.021cm">
          <text:p text:style-name="P16"><text:span text:style-name="T14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8" draw:layer="layout" svg:width="2.032cm" svg:height="1.524cm" svg:x="15.37cm" svg:y="15.924cm">
          <text:p/>
          <draw:enhanced-geometry svg:viewBox="0 0 21600 21600" draw:mirror-vertical="true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3" draw:layer="layout" svg:width="4.328cm" svg:height="4.534cm" svg:x="5.566cm" svg:y="14.312cm">
          <text:p text:style-name="P12"><text:span text:style-name="T12">template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1.95cm" svg:height="0.858cm" svg:x="6.916cm" svg:y="16.421cm">
          <text:p text:style-name="P14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5" draw:layer="layout" svg:width="1.943cm" svg:height="0.858cm" svg:x="6.816cm" svg:y="16.321cm">
          <text:p text:style-name="P14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7" draw:layer="layout" svg:width="1.944cm" svg:height="0.858cm" svg:x="6.716cm" svg:y="16.221cm">
          <text:p text:style-name="P16"><text:span text:style-name="T14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3" draw:layer="layout" svg:width="4.328cm" svg:height="4.534cm" svg:x="10.566cm" svg:y="14.312cm">
          <text:p text:style-name="P12"><text:span text:style-name="T12">template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1.95cm" svg:height="0.858cm" svg:x="11.916cm" svg:y="16.421cm">
          <text:p text:style-name="P14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5" draw:layer="layout" svg:width="1.943cm" svg:height="0.858cm" svg:x="11.816cm" svg:y="16.321cm">
          <text:p text:style-name="P14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7" draw:layer="layout" svg:width="1.944cm" svg:height="0.858cm" svg:x="11.716cm" svg:y="16.221cm">
          <text:p text:style-name="P16"><text:span text:style-name="T14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0" draw:layer="layout" svg:width="4.328cm" svg:height="4.534cm" svg:x="17.866cm" svg:y="14.312cm">
          <text:p text:style-name="P19"><text:span text:style-name="T15">новая</text:span><text:span text:style-name="T16"> Б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1.95cm" svg:height="0.858cm" svg:x="19.216cm" svg:y="16.421cm">
          <text:p text:style-name="P14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5" draw:layer="layout" svg:width="1.943cm" svg:height="0.858cm" svg:x="19.116cm" svg:y="16.321cm">
          <text:p text:style-name="P14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7" draw:layer="layout" svg:width="1.944cm" svg:height="0.858cm" svg:x="19.016cm" svg:y="16.221cm">
          <text:p text:style-name="P16"><text:span text:style-name="T14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1" draw:layer="layout" svg:width="3.302cm" svg:height="1.524cm" svg:x="1.818cm" svg:y="14.019cm">
          <text:p text:style-name="P16"><text:span text:style-name="T14">не меняется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516.621253406 26089.96721311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21" draw:layer="layout" svg:width="3.76cm" svg:height="1.682cm" svg:x="1.284cm" svg:y="9.22cm">
          <text:p text:style-name="P16"><text:span text:style-name="T14">подключение</text:span></text:p>
          <text:p text:style-name="P16"><text:span text:style-name="T14">по умолчанию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161.4464238235 25668.44919786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21" draw:layer="layout" svg:width="3.302cm" svg:height="1.524cm" svg:x="12.442cm" svg:y="12.078cm">
          <text:p text:style-name="P16"><text:span text:style-name="T14">общие</text:span></text:p>
          <text:p text:style-name="P16"><text:span text:style-name="T14">изменения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45.77656675749 31557.24590163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3" draw:layer="layout" svg:width="16.799cm" svg:height="13.364cm" svg:x="2.1cm" svg:y="14.107cm" presentation:class="notes" presentation:user-transformed="true">
            <draw:text-box>
              <text:p text:style-name="P22"><text:span text:style-name="T17">Экземпляр PostgreSQL управляет несколькими базами данных — кластером. При инициализации кластера с помощью специальной процедуры создаются три одинаковые базы данных.</text:span><text:span text:style-name="T18"><text:a xlink:href="https://postgrespro.ru/docs/postgresql/16/bki" xlink:type="simple">https://postgrespro.ru/docs/postgresql/16/bki</text:a></text:span><text:span text:style-name="T6"> </text:span></text:p>
              <text:p text:style-name="P22"><text:span text:style-name="T6">Все остальные БД, создаваемые пользователем, клонируются из какой-либо существующей.</text:span></text:p>
              <text:p text:style-name="P22"><text:span text:style-name="T6">Шаблон template1 используется по умолчанию для создания новых БД. В него можно добавить объекты и расширения, которые будут копироваться в каждую новую базу данных.</text:span></text:p>
              <text:p text:style-name="P22"><text:span text:style-name="T6">Шаблон template0 не должен изменяться. Он нужен как минимум в двух ситуациях. Во-первых, для восстановления БД из резервной копии, выполненной pg_dump (так как в эту копию попадут не только объекты данной БД, но и объекты, установленные в template1). Во-вторых, при создании новой БД с кодировкой, отличной от указанной при инициализации кластера.</text:span></text:p>
              <text:p text:style-name="P22"><text:span text:style-name="T6">База данных postgres используется при подключении по умолчанию пользователем postgres. Она не является обязательной, но некоторые утилиты предполагают ее наличие, поэтому ее не рекомендуется удалять, даже если она не нужна.</text:span></text:p>
              <text:p text:style-name="P22"><text:span text:style-name="T19"><text:a xlink:href="https://postgrespro.ru/docs/postgresql/16/manage-ag-templatedbs" xlink:type="simple">https://postgrespro.ru/docs/postgresql/16/manage-ag-templatedbs</text:a></text:span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6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7" draw:layer="layout" svg:width="25.6cm" svg:height="14.4cm" svg:x="1.2cm" svg:y="4.8cm" presentation:class="outline" presentation:placeholder="true" presentation:user-transformed="true">
          <draw:text-box/>
        </draw:frame>
        <draw:frame draw:style-name="gr10" draw:text-style-name="P24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6" draw:layer="layout" svg:width="19.8cm" svg:height="1.741cm" svg:x="1.2cm" svg:y="0.737cm" presentation:class="title" presentation:user-transformed="true">
          <draw:text-box>
            <text:p><text:span text:style-name="T21">Схемы</text:span></text:p>
          </draw:text-box>
        </draw:frame>
        <draw:frame presentation:style-name="pr7" draw:text-style-name="P27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10">Пространство имен для объектов внутри базы данных</text:span></text:p>
                <text:list>
                  <text:list-item>
                    <text:p text:style-name="P25"><text:span text:style-name="T22">каждый объект принадлежит какой-либо схеме</text:span></text:p>
                  </text:list-item>
                </text:list>
              </text:list-item>
              <text:list-item>
                <text:p text:style-name="P8"><text:span text:style-name="T10">Задачи</text:span></text:p>
                <text:list>
                  <text:list-item>
                    <text:p text:style-name="P26"><text:span text:style-name="T22">разделение объектов на логические группы</text:span></text:p>
                  </text:list-item>
                  <text:list-item>
                    <text:p text:style-name="P25"><text:span text:style-name="T22">предотвращение конфликта имен между приложениями</text:span></text:p>
                  </text:list-item>
                </text:list>
              </text:list-item>
              <text:list-item>
                <text:p text:style-name="P8"><text:span text:style-name="T23">Схема и пользователь — разные сущности</text:span></text:p>
              </text:list-item>
              <text:list-item>
                <text:p text:style-name="P8"><text:span text:style-name="T2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28" draw:layer="layout" svg:width="16.799cm" svg:height="14.366cm" svg:x="2.1cm" svg:y="14.107cm" presentation:class="notes" presentation:user-transformed="true">
            <draw:text-box>
              <text:p text:style-name="P22"><text:span text:style-name="T6">Схемы представляют собой пространства имен для объектов БД. Они позволяют разделить объекты на логические группы для управления ими, предотвратить конфликты имен при работе нескольких пользователей или при установке приложений.</text:span></text:p>
              <text:p text:style-name="P22"><text:span text:style-name="T6">Каждый объект, существующий в базе данных, принадлежит какой-либо схеме.</text:span></text:p>
              <text:p text:style-name="P22"><text:span text:style-name="T6">В PostgreSQL схема и пользователь — разные сущности (хотя настройки по умолчанию позволяют пользователям удобно работать</text:span><text:span text:style-name="T6"><text:line-break/></text:span><text:span text:style-name="T6">с одноименными схемами).</text:span></text:p>
              <text:p text:style-name="P22"><text:span text:style-name="T24"><text:a xlink:href="https://postgrespro.ru/docs/postgresql/16/ddl-schemas" xlink:type="simple">https://postgrespro.ru/docs/postgresql/16/ddl-schemas</text:a></text:span></text:p>
              <text:p text:style-name="P22"><text:span text:style-name="T6"/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custom-shape draw:style-name="gr11" draw:text-style-name="P29" draw:layer="layout" svg:width="7.24cm" svg:height="7.024cm" svg:x="16.304cm" svg:y="9.9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9" draw:layer="layout" svg:width="7.24cm" svg:height="7.024cm" svg:x="16.104cm" svg:y="9.7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Базы и схемы кластера</text:span></text:p>
          </draw:text-box>
        </draw:frame>
        <draw:custom-shape draw:style-name="gr12" draw:text-style-name="P13" xml:id="id2" draw:id="id2" draw:layer="layout" svg:width="10.706cm" svg:height="7.028cm" svg:x="4.104cm" svg:y="9.584cm">
          <text:p text:style-name="P12"><text:span text:style-name="T12">app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1" draw:layer="layout" svg:width="2.82cm" svg:height="4.952cm" svg:x="4.7cm" svg:y="11.108cm">
          <text:p text:style-name="P30"><text:span text:style-name="T25">pg_cata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3" draw:layer="layout" svg:width="2.818cm" svg:height="4.906cm" svg:x="8cm" svg:y="11.154cm">
          <text:p text:style-name="P32"><text:span text:style-name="T25">publ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7.24cm" svg:height="7.024cm" svg:x="15.904cm" svg:y="9.584cm">
          <text:p text:style-name="P12"><text:span text:style-name="T12">postg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1" draw:layer="layout" svg:width="2.82cm" svg:height="4.952cm" svg:x="16.5cm" svg:y="11.108cm">
          <text:p text:style-name="P30"><text:span text:style-name="T25">pg_cata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3" draw:layer="layout" svg:width="2.82cm" svg:height="4.903cm" svg:x="19.7cm" svg:y="11.157cm">
          <text:p text:style-name="P32"><text:span text:style-name="T25">publ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1.95cm" svg:height="0.858cm" svg:x="5.217cm" svg:y="13.125cm">
          <text:p text:style-name="P14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1.943cm" svg:height="0.858cm" svg:x="5.117cm" svg:y="13.025cm">
          <text:p text:style-name="P14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7" draw:layer="layout" svg:width="1.944cm" svg:height="0.858cm" svg:x="5.017cm" svg:y="12.925cm">
          <text:p text:style-name="P16"><text:span text:style-name="T14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1.95cm" svg:height="0.858cm" svg:x="8.516cm" svg:y="13.125cm">
          <text:p text:style-name="P14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1.943cm" svg:height="0.858cm" svg:x="8.416cm" svg:y="13.025cm">
          <text:p text:style-name="P14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7" draw:layer="layout" svg:width="1.944cm" svg:height="0.858cm" svg:x="8.316cm" svg:y="12.925cm">
          <text:p text:style-name="P16"><text:span text:style-name="T14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1.95cm" svg:height="0.858cm" svg:x="17.017cm" svg:y="13.125cm">
          <text:p text:style-name="P14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1.943cm" svg:height="0.858cm" svg:x="16.917cm" svg:y="13.025cm">
          <text:p text:style-name="P14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7" draw:layer="layout" svg:width="1.944cm" svg:height="0.858cm" svg:x="16.817cm" svg:y="12.925cm">
          <text:p text:style-name="P16"><text:span text:style-name="T14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1.95cm" svg:height="0.858cm" svg:x="20.216cm" svg:y="13.125cm">
          <text:p text:style-name="P14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1.943cm" svg:height="0.858cm" svg:x="20.116cm" svg:y="13.025cm">
          <text:p text:style-name="P14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7" draw:layer="layout" svg:width="1.944cm" svg:height="0.858cm" svg:x="20.016cm" svg:y="12.925cm">
          <text:p text:style-name="P16"><text:span text:style-name="T14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3" draw:layer="layout" svg:width="2.818cm" svg:height="4.906cm" svg:x="11.301cm" svg:y="11.155cm">
          <text:p text:style-name="P32"><text:span text:style-name="T6">ap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1.95cm" svg:height="0.858cm" svg:x="11.817cm" svg:y="13.126cm">
          <text:p text:style-name="P14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1.943cm" svg:height="0.858cm" svg:x="11.717cm" svg:y="13.026cm">
          <text:p text:style-name="P14"><text:span text:style-name="T13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7" draw:layer="layout" svg:width="1.944cm" svg:height="0.858cm" svg:x="11.617cm" svg:y="12.926cm">
          <text:p text:style-name="P16"><text:span text:style-name="T14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1" draw:layer="layout" svg:width="3.954cm" svg:height="2.086cm" svg:x="8.73cm" svg:y="17.118cm">
          <text:p text:style-name="P16"><text:span text:style-name="T14">схема,</text:span></text:p>
          <text:p text:style-name="P16"><text:span text:style-name="T14">созданная поль-</text:span></text:p>
          <text:p text:style-name="P16"><text:span text:style-name="T14">зователем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819.0139064475 -10670.627695256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1" draw:text-style-name="P24" xml:id="id1" draw:id="id1" draw:layer="layout" svg:width="3.744cm" svg:height="2.454cm" svg:x="7.586cm" svg:y="4.896cm">
          <draw:image xlink:href="Pictures/10000001000001B90000012114EB4B77.png" xlink:type="simple" xlink:show="embed" xlink:actuate="onLoad" draw:mime-type="image/png">
            <text:p text:style-name="P1"><text:span text:style-name="T20">$ psql -d appdb</text:span></text:p>
            <text:p text:style-name="P1"><text:span text:style-name="T20">SELECT * FROM app.t;</text:span></text:p>
          </draw:image>
        </draw:frame>
        <draw:connector draw:style-name="gr22" draw:text-style-name="P34" draw:layer="layout" draw:type="line" svg:x1="9.458cm" svg:y1="7.35cm" svg:x2="9.457cm" svg:y2="9.584cm" draw:start-shape="id1" draw:start-glue-point="2" draw:end-shape="id2" draw:end-glue-point="0" svg:d="M9458 7350l-1 2234" svg:viewBox="0 0 2 2235">
          <text:p/>
        </draw:connector>
        <draw:custom-shape draw:style-name="gr23" draw:text-style-name="P21" draw:layer="layout" svg:width="2.964cm" svg:height="1.524cm" svg:x="15.864cm" svg:y="17.26cm">
          <text:p text:style-name="P16"><text:span text:style-name="T14">системный</text:span></text:p>
          <text:p text:style-name="P16"><text:span text:style-name="T14">каталог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5502.4620573356 -15523.6721311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4" draw:text-style-name="P21" draw:layer="layout" svg:width="2.794cm" svg:height="1.524cm" svg:x="19.764cm" svg:y="17.26cm">
          <text:p text:style-name="P16"><text:span text:style-name="T14">«общая»</text:span></text:p>
          <text:p text:style-name="P16"><text:span text:style-name="T14">схема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092.8801431127 -16203.54098360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28" draw:layer="layout" svg:width="16.799cm" svg:height="13.364cm" svg:x="2.1cm" svg:y="14.107cm" presentation:class="notes" presentation:user-transformed="true">
            <draw:text-box>
              <text:p text:style-name="P22"><text:span text:style-name="T6">Кластер состоит из баз данных; база содержит различные схемы,</text:span><text:span text:style-name="T6"><text:line-break/></text:span><text:span text:style-name="T6">по которым, в свою очередь, распределены объекты.</text:span></text:p>
              <text:p text:style-name="P22"><text:span text:style-name="T6">Есть некоторое количество стандартных схем, которые существуют</text:span><text:span text:style-name="T6"><text:line-break/></text:span><text:span text:style-name="T6">в любой базе данных. Кроме того, пользователь может создавать свои собственные схемы.</text:span></text:p>
              <text:p text:style-name="P22"><text:span text:style-name="T6">Клиент подключается одновременно только к одной базе данных, но</text:span><text:span text:style-name="T6"><text:line-break/></text:span><text:span text:style-name="T6">в этой базе может работать с объектами в любых схемах.</text:span></text:p>
            </draw:text-box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6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7" draw:layer="layout" svg:width="25.6cm" svg:height="14.4cm" svg:x="1.2cm" svg:y="4.8cm" presentation:class="outline" presentation:placeholder="true" presentation:user-transformed="true">
          <draw:text-box/>
        </draw:frame>
        <draw:frame draw:style-name="gr10" draw:text-style-name="P24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6" draw:layer="layout" svg:width="19.8cm" svg:height="1.741cm" svg:x="1.2cm" svg:y="0.737cm" presentation:class="title" presentation:user-transformed="true">
          <draw:text-box>
            <text:p><text:span text:style-name="T21">Путь поиска</text:span></text:p>
          </draw:text-box>
        </draw:frame>
        <draw:frame presentation:style-name="pr7" draw:text-style-name="P27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10">Определение схемы объекта</text:span></text:p>
                <text:list>
                  <text:list-item>
                    <text:p text:style-name="P35"><text:span text:style-name="T26">квалифицированное имя (</text:span><text:span text:style-name="T27">схема.имя</text:span><text:span text:style-name="T26">) явно определяет схему</text:span></text:p>
                  </text:list-item>
                  <text:list-item>
                    <text:p text:style-name="P36"><text:span text:style-name="T26">имя без квалификатора проверяется в схемах, указанных в пути поиска</text:span></text:p>
                  </text:list-item>
                </text:list>
              </text:list-item>
              <text:list-item>
                <text:p text:style-name="P37"><text:span text:style-name="T10">Путь поиска</text:span></text:p>
                <text:list>
                  <text:list-item>
                    <text:p text:style-name="P38"><text:span text:style-name="T26">определяется параметром </text:span><text:span text:style-name="T28">search_path</text:span></text:p>
                  </text:list-item>
                  <text:list-item>
                    <text:p text:style-name="P38"><text:span text:style-name="T26">исключаются несуществующие схемы и схемы, к которым нет доступа;</text:span><text:span text:style-name="T26"><text:line-break/></text:span><text:span text:style-name="T26">подставляются неявно подразумеваемые схемы</text:span></text:p>
                    <text:p text:style-name="P39"><text:span text:style-name="T29">реальное значение показывает функция current_schemas</text:span></text:p>
                  </text:list-item>
                  <text:list-item>
                    <text:p text:style-name="P38"><text:span text:style-name="T26">первая явно указанная в пути схема используется для создания объектов</text:span></text:p>
                  </text:list-item>
                  <text:list-item>
                    <text:p text:style-name="P35"><text:span text:style-name="T2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0" draw:text-style-name="P28" draw:layer="layout" svg:width="16.799cm" svg:height="15.593cm" svg:x="2.1cm" svg:y="14.107cm" presentation:class="notes" presentation:user-transformed="true">
            <draw:text-box>
              <text:p text:style-name="P26"><text:span text:style-name="T10">При указании объекта надо определить, о какой схеме идет речь, поскольку в разных схемах могут храниться одноименные объекты.</text:span></text:p>
              <text:p text:style-name="P26"><text:span text:style-name="T10">Если имя объекта квалифицировано именем схемы, то все просто — используется явно указанная схема (как на рисунке на предыдущем слайде). Если имя использовано без квалификатора, PostgreSQL пытается найти имя в одной из схем, перечисленных в пути поиска, который определяется конфигурационным параметром </text:span><text:span text:style-name="T30">search_path</text:span><text:span text:style-name="T10">.</text:span></text:p>
              <text:p text:style-name="P26"><text:span text:style-name="T10">Реальный путь поиска может отличаться от значения параметра </text:span><text:span text:style-name="T30">search_path</text:span><text:span text:style-name="T10">. Из указанного пути исключаются несуществующие схемы, а также схемы, к которым у пользователя нет доступа (этому вопросу посвящен обзор разграничения доступа). Кроме того, в начало пути поиска неявно добавляются некоторые специальные схемы.</text:span></text:p>
              <text:p text:style-name="P26"><text:span text:style-name="T10">Реальный путь поиска, включая неявные схемы, возвращает вызов функции current_schemas(true). Схемы перебираются в указанном</text:span><text:span text:style-name="T10"><text:line-break/></text:span><text:span text:style-name="T10">в пути поиска порядке, слева направо. Если в схеме нет объекта</text:span><text:span text:style-name="T10"><text:line-break/></text:span><text:span text:style-name="T10">с нужным именем, поиск продолжается в следующей схеме.</text:span></text:p>
              <text:p text:style-name="P26"><text:span text:style-name="T10">При создании нового объекта с именем без квалификатора он попадает в первую явно указанную в пути схему.</text:span></text:p>
              <text:p text:style-name="P26"><text:span text:style-name="T10">Можно провести аналогию между путем поиска </text:span><text:span text:style-name="T30">search_path</text:span><text:span text:style-name="T10"> и путем PATH в операционных системах.</text:span></text:p>
              <text:p text:style-name="P26"><text:span text:style-name="T31"><text:a xlink:href="https://postgrespro.ru/docs/postgresql/16/ddl-schemas#DDL-SCHEMAS-PATH" xlink:type="simple">https://postgrespro.ru/docs/postgresql/16/ddl-schemas#DDL-SCHEMAS-PATH</text:a></text:span></text:p>
              <text:p text:style-name="P22"><text:span text:style-name="T24"><text:a xlink:href="https://postgrespro.ru/docs/postgresql/16/runtime-config-client#GUC-SEARCH-PATH" xlink:type="simple">https://postgrespro.ru/docs/postgresql/16/runtime-config-client#GUC-SEARCH-PATH</text:a></text:span></text:p>
            </draw:text-box>
          </draw:frame>
        </presentation:notes>
      </draw:page>
      <draw:page draw:name="page9" draw:style-name="dp1" draw:master-page-name="master" presentation:presentation-page-layout-name="AL1T1">
        <draw:frame presentation:style-name="pr6" draw:layer="layout" svg:width="19.8cm" svg:height="1.741cm" svg:x="1.2cm" svg:y="0.737cm" presentation:class="title" presentation:user-transformed="true">
          <draw:text-box>
            <text:p><text:span text:style-name="T21">Специальные схемы</text:span></text:p>
          </draw:text-box>
        </draw:frame>
        <draw:frame presentation:style-name="pr7" draw:text-style-name="P27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10">Схема public</text:span></text:p>
                <text:list>
                  <text:list-item>
                    <text:p text:style-name="P35"><text:span text:style-name="T26">по умолчанию входит в путь поиска</text:span></text:p>
                  </text:list-item>
                  <text:list-item>
                    <text:p text:style-name="P36"><text:span text:style-name="T26">если ничего не менять, все объекты будут в этой схеме</text:span></text:p>
                  </text:list-item>
                </text:list>
              </text:list-item>
              <text:list-item>
                <text:p text:style-name="P8"><text:span text:style-name="T23">Схема, совпадающая по имени с пользователем</text:span></text:p>
                <text:list>
                  <text:list-item>
                    <text:p text:style-name="P35"><text:span text:style-name="T22">по умолчанию входит в путь поиска, но не существует</text:span></text:p>
                  </text:list-item>
                  <text:list-item>
                    <text:p text:style-name="P36"><text:span text:style-name="T26">если создать, объекты пользователя будут в этой схеме</text:span></text:p>
                  </text:list-item>
                </text:list>
              </text:list-item>
              <text:list-item>
                <text:p text:style-name="P8"><text:span text:style-name="T23">Схема pg_catalog</text:span></text:p>
                <text:list>
                  <text:list-item>
                    <text:p text:style-name="P35"><text:span text:style-name="T22">схема для объектов системного каталога</text:span></text:p>
                  </text:list-item>
                  <text:list-item>
                    <text:p text:style-name="P40"><text:span text:style-name="T26">если pg_catalog нет в пути, она неявно подразумевается первой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28" draw:layer="layout" svg:width="16.799cm" svg:height="13.364cm" svg:x="2.1cm" svg:y="14.107cm" presentation:class="notes" presentation:user-transformed="true">
            <draw:text-box>
              <text:p text:style-name="P22"><text:span text:style-name="T6">Существует несколько специальных схем, обычно присутствующих</text:span><text:span text:style-name="T6"><text:line-break/></text:span><text:span text:style-name="T6">в каждой базе данных.</text:span></text:p>
              <text:p text:style-name="P22"><text:span text:style-name="T6">Схема public используется по умолчанию для хранения объектов, если не выполнены иные настройки.</text:span></text:p>
              <text:p text:style-name="P22"><text:span text:style-name="T6">Схема pg_catalog хранит объекты </text:span><text:span text:style-name="T32">системного каталога</text:span><text:span text:style-name="T6">. Системный каталог — это метаинформация об объектах, принадлежащих кластеру, которая хранится в самом кластере в виде таблиц. Альтернативное представление системного каталога (определенное в стандарте SQL) дает схема information_schema.</text:span></text:p>
              <text:p text:style-name="P22"><text:span text:style-name="T6">В схеме pg_catalog находятся объекты системного каталога</text:span><text:span text:style-name="T6"><text:line-break/></text:span><text:span text:style-name="T6">(в частности, таблицы pg_*).</text:span></text:p>
              <text:p text:style-name="P22"><text:span text:style-name="T6">Если не указать в пути поиска pg_catalog, эта схема будет проверяться раньше других, чтобы системные объекты были видны.</text:span></text:p>
            </draw:text-box>
          </draw:frame>
        </presentation:notes>
      </draw:page>
      <draw:page draw:name="page10" draw:style-name="dp1" draw:master-page-name="master" presentation:presentation-page-layout-name="AL1T1">
        <draw:frame presentation:style-name="pr6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7" draw:layer="layout" svg:width="25.6cm" svg:height="14.4cm" svg:x="1.2cm" svg:y="4.8cm" presentation:class="outline" presentation:placeholder="true" presentation:user-transformed="true">
          <draw:text-box/>
        </draw:frame>
        <draw:frame draw:style-name="gr10" draw:text-style-name="P24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" presentation:presentation-page-layout-name="AL1T1">
        <draw:frame presentation:style-name="pr6" draw:layer="layout" svg:width="19.8cm" svg:height="1.741cm" svg:x="1.2cm" svg:y="0.737cm" presentation:class="title" presentation:user-transformed="true">
          <draw:text-box>
            <text:p><text:span text:style-name="T21">Специальные схемы</text:span></text:p>
          </draw:text-box>
        </draw:frame>
        <draw:frame presentation:style-name="pr7" draw:text-style-name="P27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10">Временные таблицы</text:span></text:p>
                <text:list>
                  <text:list-item>
                    <text:p text:style-name="P26"><text:span text:style-name="T22">существуют на время сеанса или транзакции</text:span></text:p>
                  </text:list-item>
                  <text:list-item>
                    <text:p text:style-name="P26"><text:span text:style-name="T22">не журналируются (невозможно восстановление после сбоя)</text:span></text:p>
                  </text:list-item>
                  <text:list-item>
                    <text:p text:style-name="P25"><text:span text:style-name="T22">не попадают в общий буферный кеш</text:span></text:p>
                  </text:list-item>
                </text:list>
              </text:list-item>
              <text:list-item>
                <text:p text:style-name="P8"><text:span text:style-name="T10">Схема pg_temp_</text:span><text:span text:style-name="T30">N</text:span></text:p>
                <text:list>
                  <text:list-item>
                    <text:p text:style-name="P35"><text:span text:style-name="T26">автоматически создается для временных таблиц</text:span></text:p>
                  </text:list-item>
                  <text:list-item>
                    <text:p text:style-name="P35"><text:span text:style-name="T26">pg_temp — ссылка на конкретную временную схему данного сеанса</text:span></text:p>
                  </text:list-item>
                  <text:list-item>
                    <text:p text:style-name="P35"><text:span text:style-name="T26">если pg_temp нет в пути, она неявно подразумевается </text:span><text:span text:style-name="T28">самой</text:span><text:span text:style-name="T26"> первой</text:span></text:p>
                  </text:list-item>
                  <text:list-item>
                    <text:p text:style-name="P36"><text:span text:style-name="T26">по окончании сеанса все объекты временной схемы удаляются,</text:span><text:span text:style-name="T26"><text:line-break/></text:span><text:span text:style-name="T26">а сама схема остается и повторно используется для других сеансов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1" draw:text-style-name="P28" draw:layer="layout" svg:width="16.799cm" svg:height="13.766cm" svg:x="2.1cm" svg:y="14.107cm" presentation:class="notes" presentation:user-transformed="true">
            <draw:text-box>
              <text:p text:style-name="P22"><text:span text:style-name="T6">PostgreSQL умеет работать с временными таблицами. Такие таблицы предназначены для хранения данных, которые должны быть доступны только текущему сеансу (и только на время его жизни, или даже на время текущей транзакции).</text:span></text:p>
              <text:p text:style-name="P22"><text:span text:style-name="T6">При восстановлении после сбоя прежних сеансов не существует,</text:span><text:span text:style-name="T6"><text:line-break/></text:span><text:span text:style-name="T6">так что временные таблицы не восстанавливаются. Поэтому такие таблицы не журналируются. Кроме того, страницы временных таблиц не попадают в общий буферный кеш — работа с ними ведется во внутренней памяти обслуживающего процесса. Благодаря этому, работа с временной таблицей происходит несколько более эффективно, чем с обычной.</text:span></text:p>
              <text:p text:style-name="P22"><text:span text:style-name="T6">Доступ к временным таблицам организован с помощью схем. Для сеанса создается временная схема с именем pg_temp_</text:span><text:span text:style-name="T32">N </text:span><text:span text:style-name="T33">(pg_temp_1, pg_temp_2 и т. п.)</text:span><text:span text:style-name="T6">. Обращаться к ней нужно по имени pg_temp (без номера) — для каждого сеанса это имя ссылается на конкретную временную схему.</text:span></text:p>
              <text:p text:style-name="P22"><text:span text:style-name="T6">Если pg_temp нет в пути, то эта схема просматривается перед всеми остальными. При желании можно указать схему pg_temp (как и pg_catalog) явно на нужном месте.</text:span></text:p>
              <text:p text:style-name="P22"><text:span text:style-name="T6">После окончания сеанса все объекты временной схемы удаляются,</text:span><text:span text:style-name="T6"><text:line-break/></text:span><text:span text:style-name="T6">а сама схема остается для повторного использования.</text:span></text:p>
              <text:p text:style-name="P22"><text:span text:style-name="T6">Есть и другие специальные схемы; они носят более технический характер.</text:span></text:p>
            </draw:text-box>
          </draw:frame>
        </presentation:notes>
      </draw:page>
      <draw:page draw:name="page12" draw:style-name="dp1" draw:master-page-name="master" presentation:presentation-page-layout-name="AL1T1">
        <draw:frame presentation:style-name="pr6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7" draw:layer="layout" svg:width="25.6cm" svg:height="14.4cm" svg:x="1.2cm" svg:y="4.8cm" presentation:class="outline" presentation:placeholder="true" presentation:user-transformed="true">
          <draw:text-box/>
        </draw:frame>
        <draw:frame draw:style-name="gr10" draw:text-style-name="P24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" presentation:presentation-page-layout-name="AL1T1"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4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34">Логически</text:span></text:p>
                <text:list>
                  <text:list-item>
                    <text:p text:style-name="P26"><text:span text:style-name="T35">кластер содержит базы данных,</text:span></text:p>
                  </text:list-item>
                  <text:list-item>
                    <text:p text:style-name="P26"><text:span text:style-name="T35">базы данных — схемы,</text:span></text:p>
                  </text:list-item>
                  <text:list-item>
                    <text:p text:style-name="P25"><text:span text:style-name="T35">схемы — конкретные объекты (таблицы, индексы и т. п.)</text:span></text:p>
                  </text:list-item>
                </text:list>
              </text:list-item>
              <text:list-item>
                <text:p text:style-name="P8"><text:span text:style-name="T34">Базы данных создаются клонированием существующих</text:span></text:p>
              </text:list-item>
              <text:list-item>
                <text:p text:style-name="P8"><text:span text:style-name="T34">Схема указывается явно или определяется по пути поиска</text:span></text:p>
              </text:list-item>
              <text:list-item>
                <text:p text:style-name="P8"><text:span text:style-name="T34">Некоторые схемы имеют специальное назначени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" presentation:presentation-page-layout-name="AL1T1">
        <draw:frame presentation:style-name="pr6" draw:layer="layout" svg:width="19.8cm" svg:height="1.741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12" draw:text-style-name="P44" draw:layer="layout" svg:width="25.6cm" svg:height="14.4cm" svg:x="1.2cm" svg:y="4.8cm" presentation:class="outline" presentation:user-transformed="true">
          <draw:text-box>
            <text:list text:style-name="L4">
              <text:list-item>
                <text:p text:style-name="P42"><text:span text:style-name="T36">Создайте новую базу данных и подключитесь к ней.</text:span></text:p>
              </text:list-item>
              <text:list-item>
                <text:p text:style-name="P42"><text:span text:style-name="T36">Проверьте размер созданной базы данных.</text:span></text:p>
              </text:list-item>
              <text:list-item>
                <text:p text:style-name="P42"><text:span text:style-name="T36">Создайте две схемы: app и названную так же, как пользователь.</text:span><text:span text:style-name="T36"><text:line-break/></text:span><text:span text:style-name="T37"> </text:span><text:span text:style-name="T36"><text:line-break/></text:span><text:span text:style-name="T36">Создайте несколько таблиц в обеих схемах и наполните их какими-нибудь данными.</text:span></text:p>
              </text:list-item>
              <text:list-item>
                <text:p text:style-name="P42"><text:span text:style-name="T36">Проверьте, на сколько увеличился размер базы данных.</text:span></text:p>
              </text:list-item>
              <text:list-item>
                <text:p text:style-name="P43"><text:span text:style-name="T36">Установите путь поиска так, чтобы при подключении к БД</text:span><text:span text:style-name="T36"><text:line-break/></text:span><text:span text:style-name="T36">таблицы из обеих схем были доступны по неквалифицированному имени; приоритет должна иметь «пользовательская» схема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4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master" presentation:presentation-page-layout-name="AL1T1">
        <draw:frame presentation:style-name="pr6" draw:layer="layout" svg:width="19.8cm" svg:height="1.741cm" svg:x="1.2cm" svg:y="0.737cm" presentation:class="title" presentation:user-transformed="true">
          <draw:text-box>
            <text:p><text:span text:style-name="T10">Практика+</text:span></text:p>
          </draw:text-box>
        </draw:frame>
        <draw:frame presentation:style-name="pr13" draw:text-style-name="P46" draw:layer="layout" svg:width="25.6cm" svg:height="14.4cm" svg:x="1.2cm" svg:y="4.8cm" presentation:class="outline" presentation:user-transformed="true">
          <draw:text-box>
            <text:list text:style-name="L4">
              <text:list-item>
                <text:p text:style-name="P43"><text:span text:style-name="T36">Создайте базу данных. Сделайте так, чтобы в каждом новом сеансе, подключенном к этой базе данных, устанавливалось значение параметра </text:span><text:span text:style-name="T38">temp_buffers</text:span><text:span text:style-name="T39">,</text:span><text:span text:style-name="T36"> в четыре раза превышающее значение по умолчанию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48" draw:layer="layout" svg:width="16.799cm" svg:height="13.364cm" svg:x="2.1cm" svg:y="14.107cm" presentation:class="notes" presentation:user-transformed="true">
            <draw:text-box>
              <text:p text:style-name="P47"><text:span text:style-name="T40">1. </text:span><text:span text:style-name="T41">Используйте</text:span><text:span text:style-name="T42"> </text:span><text:span text:style-name="T41">команду</text:span><text:span text:style-name="T42"> ALTER DATABASE ... SET</text:span></text:p>
              <text:p><text:span text:style-name="T43"><text:a xlink:href="https://postgrespro.ru/docs/postgresql/16/sql-alterdatabase" xlink:type="simple">https://postgrespro.ru/docs/postgresql/16/sql-alterdatabase</text:a></text:span></text:p>
              <text:p><text:span text:style-name="T41">Подробнее о параметре </text:span><text:span text:style-name="T44">temp_buffers</text:span><text:span text:style-name="T41">:</text:span></text:p>
              <text:p><text:span text:style-name="T43"><text:a xlink:href="https://postgrespro.ru/docs/postgresql/16/runtime-config-resource#GUC-TEMP-BUFFERS" xlink:type="simple">https://postgrespro.ru/docs/postgresql/16/runtime-config-resource#GUC-TEMP-BUFFERS</text:a></text:span></text:p>
              <text:p><text:span text:style-name="T42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" style:font-pitch="fixed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adornments="Regular" style:font-family-generic="swiss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e6e6ff" draw:end-color="#f0e6ff" draw:start-intensity="100%" draw:end-intensity="100%" draw:angle="30deg" draw:border="0%">
      <loext:gradient-stop svg:offset="0" loext:color-type="rgb" loext:color-value="#e6e6ff"/>
      <loext:gradient-stop svg:offset="1" loext:color-type="rgb" loext:color-value="#f0e6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Empty" xlink:href="Pictures/10000000000000080000000827EECF9B.png" xlink:type="simple" xlink:show="embed" xlink:actuate="onLoad"/>
    <draw:opacity draw:name="Transparency_20_2" draw:display-name="Transparency 2" draw:style="linear" draw:start="100%" draw:end="50%" draw:angle="0deg" draw:border="25%">
      <loext:opacity-stop svg:offset="0" svg:stop-opacity="1"/>
      <loext:opacity-stop svg:offset="1" svg:stop-opacity="0.501960784313726"/>
    </draw:opacity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4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cm" fo:margin-right="0cm" fo:margin-top="0cm" fo:margin-bottom="0.20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 loext:decorative="false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loext:decorative="false"/>
    </style:style>
    <style:style style:name="Mpr2" style:family="presentation" style:parent-style-name="master-outline1">
      <style:graphic-properties fo:min-height="12.18cm" loext:decorative="false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pr6" style:family="presentation" style:parent-style-name="master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master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P9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777D4427.png" xlink:type="simple" xlink:show="embed" xlink:actuate="onLoad" draw:mime-type="image/png"/>
      </draw:frame>
      <draw:frame draw:style-name="Mgr4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6" draw:layer="backgroundobjects" svg:width="28cm" svg:height="21.64cm" svg:x="0cm" svg:y="0cm">
        <draw:image xlink:href="Pictures/10000000000008A80000067E94903FC7.jpg" xlink:type="simple" xlink:show="embed" xlink:actuate="onLoad" draw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custom-shape presentation:style-name="Mpr5" draw:text-style-name="MP9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6" draw:layer="backgroundobjects" svg:width="6.698cm" svg:height="3.018cm" svg:x="1.43cm" svg:y="5.522cm">
        <draw:image xlink:href="Pictures/10001EB70000819B00003A65E3238843.svg" xlink:type="simple" xlink:show="embed" xlink:actuate="onLoad" draw:mime-type="image/svg+xml">
          <text:p/>
        </draw:image>
        <draw:image xlink:href="Pictures/100000010000041D000001DBCDFA9EDD.png" xlink:type="simple" xlink:show="embed" xlink:actuate="onLoad" draw:mime-type="image/png"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1T16:50:20.766729314</meta:creation-date>
    <meta:editing-duration>P24DT4H45M7S</meta:editing-duration>
    <meta:editing-cycles>1075</meta:editing-cycles>
    <meta:generator>LibreOffice/24.8.3.2$Linux_X86_64 LibreOffice_project/480$Build-2</meta:generator>
    <dc:date>2025-01-22T10:53:45.011872310</dc:date>
    <meta:document-statistic meta:object-count="144"/>
    <meta:template xlink:type="simple" xlink:actuate="onRequest" xlink:title="master" xlink:href="../../../../../tmp/DBA1/master.otp" meta:date="2015-06-01T16:50:20.490561969"/>
  </office:meta>
</office:document-meta>
</file>